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" svg:font-family="'AR PL UMing TW'" style:font-pitch="variable"/>
    <style:font-face style:name="AR PL UMing TW2" svg:font-family="'AR PL UMing TW'" style:font-adornments="Bold" style:font-pitch="variable"/>
    <style:font-face style:name="AR PL UMing TW1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" style:font-size-asian="11pt" style:language-asian="zh" style:country-asian="TW" style:font-style-asian="normal" style:font-weight-asian="normal" style:font-size-complex="11pt"/>
    </style:style>
    <style:style style:name="P2" style:family="paragraph" style:parent-style-name="Text_20_body">
      <style:paragraph-properties fo:margin-top="5.5mm" fo:margin-bottom="2.47mm" loext:contextual-spacing="false" style:writing-mode="page"/>
    </style:style>
    <style:style style:name="P3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21fa0d"/>
    </style:style>
    <style:style style:name="P4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</style:style>
    <style:style style:name="P5" style:family="paragraph" style:parent-style-name="Thought">
      <style:paragraph-properties fo:margin-top="0mm" fo:margin-bottom="1.38mm" loext:contextual-spacing="false" style:shadow="none" style:writing-mode="page"/>
    </style:style>
    <style:style style:name="P6" style:family="paragraph" style:parent-style-name="Thought">
      <style:paragraph-properties fo:margin-top="0mm" fo:margin-bottom="1.38mm" loext:contextual-spacing="false" style:shadow="none" style:writing-mode="page"/>
      <style:text-properties officeooo:paragraph-rsid="0020d0c9"/>
    </style:style>
    <style:style style:name="T1" style:family="text">
      <style:text-properties fo:font-variant="normal" fo:text-transform="none" fo:color="#557799" fo:font-size="9pt" fo:letter-spacing="normal" fo:font-style="normal" fo:font-weight="normal"/>
    </style:style>
    <style:style style:name="T2" style:family="text">
      <style:text-properties fo:font-variant="normal" fo:text-transform="none" fo:color="#484848" fo:font-size="9pt" fo:letter-spacing="normal" fo:font-style="normal" fo:font-weight="normal"/>
    </style:style>
    <style:style style:name="T3" style:family="text">
      <style:text-properties fo:font-variant="normal" fo:text-transform="none" fo:color="#484848" fo:letter-spacing="normal"/>
    </style:style>
    <style:style style:name="T4" style:family="text">
      <style:text-properties fo:font-variant="normal" fo:text-transform="none" fo:color="#bb4444" fo:font-size="9pt" fo:letter-spacing="normal" fo:font-style="normal" fo:font-weight="bold"/>
    </style:style>
    <style:style style:name="T5" style:family="text">
      <style:text-properties fo:font-variant="normal" fo:text-transform="none" fo:color="#00aa55" fo:font-size="9pt" fo:letter-spacing="normal" fo:font-style="normal" fo:font-weight="bold"/>
    </style:style>
    <style:style style:name="T6" style:family="text">
      <style:text-properties fo:font-variant="normal" fo:text-transform="none" fo:color="#0066dd" fo:font-size="9pt" fo:letter-spacing="normal" fo:font-style="normal" fo:font-weight="normal"/>
    </style:style>
    <style:style style:name="T7" style:family="text">
      <style:text-properties fo:font-variant="normal" fo:text-transform="none" fo:color="#4466aa" fo:font-size="9pt" fo:letter-spacing="normal" fo:font-style="normal" fo:font-weight="normal"/>
    </style:style>
    <style:style style:name="T8" style:family="text">
      <style:text-properties fo:font-variant="normal" fo:text-transform="none" fo:color="#993399" fo:font-size="9pt" fo:letter-spacing="normal" fo:font-style="normal" fo:font-weight="bold"/>
    </style:style>
    <style:style style:name="T9" style:family="text">
      <style:text-properties fo:font-variant="normal" fo:text-transform="none" style:use-window-font-color="true" style:font-name="AR PL UMing TW" fo:letter-spacing="normal" fo:font-style="normal" fo:font-weight="normal" officeooo:rsid="0013206c" style:font-name-asian="AR PL UMing TW"/>
    </style:style>
    <style:style style:name="T10" style:family="text">
      <style:text-properties fo:font-variant="normal" fo:text-transform="none" style:use-window-font-color="true" style:font-name="Courier New1" fo:letter-spacing="normal" fo:font-style="normal" fo:font-weight="normal" officeooo:rsid="001e1035" style:font-name-asian="AR PL UMing TW"/>
    </style:style>
    <style:style style:name="T11" style:family="text">
      <style:text-properties fo:font-variant="normal" fo:text-transform="none" style:use-window-font-color="true" style:font-name="Courier New1" fo:letter-spacing="normal" fo:font-style="normal" fo:font-weight="normal" officeooo:rsid="0013206c" style:font-name-asian="AR PL UMing TW"/>
    </style:style>
    <style:style style:name="T12" style:family="text">
      <style:text-properties fo:font-variant="normal" fo:text-transform="none" style:use-window-font-color="true" style:font-name="Courier New1" fo:letter-spacing="normal" fo:font-style="normal" fo:font-weight="normal" officeooo:rsid="002a46c4" style:font-name-asian="AR PL UMing TW"/>
    </style:style>
    <style:style style:name="T13" style:family="text">
      <style:text-properties fo:font-variant="normal" fo:text-transform="none" style:use-window-font-color="true" fo:font-size="11pt" fo:letter-spacing="normal" style:font-name-asian="AR PL UMing TW" style:font-size-asian="11pt" style:font-style-asian="normal" style:font-weight-asian="normal" style:font-size-complex="11pt"/>
    </style:style>
    <style:style style:name="T14" style:family="text">
      <style:text-properties style:font-name-asian="Times New Roman" style:font-size-asian="11pt" style:language-asian="zh" style:country-asian="TW" style:font-style-asian="normal" style:font-weight-asian="normal"/>
    </style:style>
    <style:style style:name="T15" style:family="text">
      <style:text-properties style:font-name="Courier New1" style:font-name-asian="Times New Roman" style:font-size-asian="11pt" style:language-asian="zh" style:country-asian="TW" style:font-style-asian="normal" style:font-weight-asian="normal"/>
    </style:style>
    <style:style style:name="T16" style:family="text">
      <style:text-properties style:font-name="Courier New" style:font-name-asian="AR PL UMing T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A028十進位轉七進位</text:h>
      <text:p text:style-name="P1"/>
      <text:list xml:id="list1608158541526206562" text:style-name="List_20_1">
        <text:list-item>
          <text:p text:style-name="Section">題目</text:p>
        </text:list-item>
      </text:list>
      <text:p text:style-name="Standard"><text:span text:style-name="T14">輸入一個正整數</text:span><text:span text:style-name="T15">n</text:span><text:span text:style-name="T14">，輸出該數的七進位表達式。</text:span></text:p>
      <text:list xml:id="list105805789747991" text:continue-numbering="true" text:style-name="List_20_1">
        <text:list-item>
          <text:p text:style-name="Section">解題思惟</text:p>
        </text:list-item>
      </text:list>
      <text:list xml:id="list6529489289409545586" text:style-name="WWNum1">
        <text:list-item>
          <text:p text:style-name="P6"><text:span text:style-name="Source_20_Text"><text:span text:style-name="T9">先把</text:span></text:span><text:span text:style-name="Source_20_Text"><text:span text:style-name="T11">n讀進來。怎麼轉七進位呢？先除以七，得到的餘數為七進位的個位，商如果不是</text:span></text:span><text:span text:style-name="Source_20_Text"><text:span text:style-name="T10">0的話，再除以七，得到的餘數為七進位個位左邊的</text:span></text:span><text:span text:style-name="Source_20_Text"><text:span text:style-name="T12">那一位</text:span></text:span><text:span text:style-name="Source_20_Text"><text:span text:style-name="T10">，依此類推。</text:span></text:span></text:p>
        </text:list-item>
        <text:list-item>
          <text:p text:style-name="P5"><text:span text:style-name="Source_20_Text"><text:span text:style-name="T16">宣告一個陣列，把每次得到的數字存起來，最後把存起來的數字，依最後出現到最前出現的順序印出來，就是n的七進位數了。</text:span></text:span></text:p>
        </text:list-item>
        <text:list-item>
          <text:p text:style-name="P5"><text:span text:style-name="Source_20_Text"><text:span text:style-name="T11">這一題也可以從前面的數字開始找，但要先找到七進位的最高位，就是看七的那一個次冪數會大過</text:span></text:span><text:span text:style-name="Source_20_Text"><text:span text:style-name="T10">n，然後把那個數除以七就可以了。</text:span></text:span></text:p>
        </text:list-item>
        <text:list-item>
          <text:p text:style-name="P5"><text:span text:style-name="Source_20_Text"><text:span text:style-name="T11">找到最高位後，把</text:span></text:span><text:span text:style-name="Source_20_Text"><text:span text:style-name="T10">n除以最高位那個數，就得到最高位的數字，而餘數就是接下來要處理的。那把最高位除以七（降一位），然後把餘數除以降位後的數，就可以得到次一位的數字。依此類推。</text:span></text:span></text:p>
        </text:list-item>
      </text:list>
      <text:list xml:id="list105804505331035" text:continue-list="list105805789747991" text:style-name="List_20_1">
        <text:list-item>
          <text:p text:style-name="Section">程式碼</text:p>
        </text:list-item>
      </text:list>
      <text:p text:style-name="Text_20_body"><text:span text:style-name="T13">一般</text:span>解法</text:p>
      <text:p text:style-name="P3"><text:span text:style-name="Source_20_Text"><text:span text:style-name="T1">#include</text:span></text:span><text:span text:style-name="Source_20_Text"><text:span text:style-name="T2"> </text:span></text:span><text:span text:style-name="Source_20_Text"><text:span text:style-name="T4">&lt;stdio.h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5">int</text:span></text:span><text:span text:style-name="Source_20_Text"><text:span text:style-name="T2"> main()</text:span></text:span></text:p>
      <text:p text:style-name="P3"><text:span text:style-name="Source_20_Text"><text:span text:style-name="T2">{</text:span></text:span></text:p>
      <text:p text:style-name="P4"><text:span text:style-name="Source_20_Text"><text:span text:style-name="T3"><text:s text:c="4"/></text:span></text:span><text:span text:style-name="Source_20_Text"><text:span text:style-name="T5">int</text:span></text:span><text:span text:style-name="Source_20_Text"><text:span text:style-name="T2"> n, a[</text:span></text:span><text:span text:style-name="Source_20_Text"><text:span text:style-name="T6">20</text:span></text:span><text:span text:style-name="Source_20_Text"><text:span text:style-name="T2">], idx=</text:span></text:span><text:span text:style-name="Source_20_Text"><text:span text:style-name="T6">0</text:span></text:span><text:span text:style-name="Source_20_Text"><text:span text:style-name="T2">;</text:span></text:span></text:p>
      <text:p text:style-name="P4"><text:span text:style-name="Source_20_Text"><text:span text:style-name="T3"><text:s text:c="4"/></text:span></text:span><text:span text:style-name="Source_20_Text"><text:span text:style-name="T2">scanf(</text:span></text:span><text:span text:style-name="Source_20_Text"><text:span text:style-name="T7">"%d"</text:span></text:span><text:span text:style-name="Source_20_Text"><text:span text:style-name="T2">, &amp;n);</text:span></text:span></text:p>
      <text:p text:style-name="P4"><text:span text:style-name="Source_20_Text"><text:span text:style-name="T3"><text:s text:c="4"/></text:span></text:span><text:span text:style-name="Source_20_Text"><text:span text:style-name="T8">while</text:span></text:span><text:span text:style-name="Source_20_Text"><text:span text:style-name="T2"> (n) { a[idx++]=n%</text:span></text:span><text:span text:style-name="Source_20_Text"><text:span text:style-name="T6">7</text:span></text:span><text:span text:style-name="Source_20_Text"><text:span text:style-name="T2">; n/=</text:span></text:span><text:span text:style-name="Source_20_Text"><text:span text:style-name="T6">7</text:span></text:span><text:span text:style-name="Source_20_Text"><text:span text:style-name="T2">; }</text:span></text:span></text:p>
      <text:p text:style-name="P4"><text:span text:style-name="Source_20_Text"><text:span text:style-name="T3"><text:s text:c="4"/></text:span></text:span><text:span text:style-name="Source_20_Text"><text:span text:style-name="T8">for</text:span></text:span><text:span text:style-name="Source_20_Text"><text:span text:style-name="T2"> (n=idx-</text:span></text:span><text:span text:style-name="Source_20_Text"><text:span text:style-name="T6">1</text:span></text:span><text:span text:style-name="Source_20_Text"><text:span text:style-name="T2">; n&gt;=</text:span></text:span><text:span text:style-name="Source_20_Text"><text:span text:style-name="T6">0</text:span></text:span><text:span text:style-name="Source_20_Text"><text:span text:style-name="T2">; n--) printf(</text:span></text:span><text:span text:style-name="Source_20_Text"><text:span text:style-name="T7">"%d"</text:span></text:span><text:span text:style-name="Source_20_Text"><text:span text:style-name="T2">, a[n]);</text:span></text:span></text:p>
      <text:p text:style-name="P4"><text:span text:style-name="Source_20_Text"><text:span text:style-name="T3"><text:s text:c="4"/></text:span></text:span><text:span text:style-name="Source_20_Text"><text:span text:style-name="T8">return</text:span></text:span><text:span text:style-name="Source_20_Text"><text:span text:style-name="T2"> </text:span></text:span><text:span text:style-name="Source_20_Text"><text:span text:style-name="T6">0</text:span></text:span><text:span text:style-name="Source_20_Text"><text:span text:style-name="T2">;</text:span></text:span></text:p>
      <text:p text:style-name="P4"><text:span text:style-name="Source_20_Text"><text:span text:style-name="T2">} <text:s text:c="3"/></text:span></text:span></text:p>
      <text:p text:style-name="P2">由高位起首解法</text:p>
      <text:p text:style-name="P3"><text:span text:style-name="Source_20_Text"><text:span text:style-name="T1">#include</text:span></text:span><text:span text:style-name="Source_20_Text"><text:span text:style-name="T2"> </text:span></text:span><text:span text:style-name="Source_20_Text"><text:span text:style-name="T4">&lt;stdio.h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5">int</text:span></text:span><text:span text:style-name="Source_20_Text"><text:span text:style-name="T2"> main(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3"><text:s text:c="4"/></text:span></text:span><text:span text:style-name="Source_20_Text"><text:span text:style-name="T5">int</text:span></text:span><text:span text:style-name="Source_20_Text"><text:span text:style-name="T2"> n, d=</text:span></text:span><text:span text:style-name="Source_20_Text"><text:span text:style-name="T6">1</text:span></text:span><text:span text:style-name="Source_20_Text"><text:span text:style-name="T2">;</text:span></text:span></text:p>
      <text:p text:style-name="P4"><text:span text:style-name="Source_20_Text"><text:span text:style-name="T3"><text:s text:c="4"/></text:span></text:span><text:span text:style-name="Source_20_Text"><text:span text:style-name="T2">scanf(</text:span></text:span><text:span text:style-name="Source_20_Text"><text:span text:style-name="T7">"%d"</text:span></text:span><text:span text:style-name="Source_20_Text"><text:span text:style-name="T2">, &amp;n);</text:span></text:span></text:p>
      <text:p text:style-name="P4"><text:span text:style-name="Source_20_Text"><text:span text:style-name="T3"><text:s text:c="4"/></text:span></text:span><text:span text:style-name="Source_20_Text"><text:span text:style-name="T8">while</text:span></text:span><text:span text:style-name="Source_20_Text"><text:span text:style-name="T2"> (d&lt;=n) d*=</text:span></text:span><text:span text:style-name="Source_20_Text"><text:span text:style-name="T6">7</text:span></text:span><text:span text:style-name="Source_20_Text"><text:span text:style-name="T2">;</text:span></text:span></text:p>
      <text:p text:style-name="P4"><text:span text:style-name="Source_20_Text"><text:span text:style-name="T3"><text:s text:c="4"/></text:span></text:span><text:span text:style-name="Source_20_Text"><text:span text:style-name="T8">for</text:span></text:span><text:span text:style-name="Source_20_Text"><text:span text:style-name="T2"> (d/=</text:span></text:span><text:span text:style-name="Source_20_Text"><text:span text:style-name="T6">7</text:span></text:span><text:span text:style-name="Source_20_Text"><text:span text:style-name="T2">; d; d/=</text:span></text:span><text:span text:style-name="Source_20_Text"><text:span text:style-name="T6">7</text:span></text:span><text:span text:style-name="Source_20_Text"><text:span text:style-name="T2">) printf(</text:span></text:span><text:span text:style-name="Source_20_Text"><text:span text:style-name="T7">"%d"</text:span></text:span><text:span text:style-name="Source_20_Text"><text:span text:style-name="T2">, n/d%</text:span></text:span><text:span text:style-name="Source_20_Text"><text:span text:style-name="T6">7</text:span></text:span><text:span text:style-name="Source_20_Text"><text:span text:style-name="T2">);</text:span></text:span></text:p>
      <text:p text:style-name="P4"><text:span text:style-name="Source_20_Text"><text:span text:style-name="T3"><text:s text:c="4"/></text:span></text:span><text:span text:style-name="Source_20_Text"><text:span text:style-name="T8">return</text:span></text:span><text:span text:style-name="Source_20_Text"><text:span text:style-name="T2"> </text:span></text:span><text:span text:style-name="Source_20_Text"><text:span text:style-name="T6">0</text:span></text:span><text:span text:style-name="Source_20_Text"><text:span text:style-name="T2">;</text:span></text:span></text:p>
      <text:p text:style-name="P4"><text:span text:style-name="Source_20_Text"><text:span text:style-name="T2">} <text:s text:c="3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" svg:font-family="'AR PL UMing TW'" style:font-pitch="variable"/>
    <style:font-face style:name="AR PL UMing TW2" svg:font-family="'AR PL UMing TW'" style:font-adornments="Bold" style:font-pitch="variable"/>
    <style:font-face style:name="AR PL UMing TW1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0.25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1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2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2.75mm" loext:contextual-spacing="false" fo:text-align="start" style:justify-single-word="false" fo:text-indent="0mm" style:auto-text-indent="false" fo:background-color="#eeeeee" fo:padding="1.99mm" fo:border="0.06pt solid #ffffff" style:shadow="none" style:writing-mode="page"/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0:58:03.593760536</dc:date>
    <meta:editing-duration>PT2H33M12S</meta:editing-duration>
    <meta:editing-cycles>25</meta:editing-cycles>
    <meta:generator>LibreOffice/5.2.2.2$Linux_X86_64 LibreOffice_project/20m0$Build-2</meta:generator>
    <meta:document-statistic meta:table-count="0" meta:image-count="0" meta:object-count="0" meta:page-count="1" meta:paragraph-count="29" meta:word-count="375" meta:character-count="657" meta:non-whitespace-character-count="579"/>
  </office:meta>
</office:document-meta>
</file>